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from docx import Document</text:p>
      <text:p text:style-name="Standard">from docx.shared import Pt</text:p>
      <text:p text:style-name="Standard"/>
      <text:p text:style-name="Standard"># Crear documento Word</text:p>
      <text:p text:style-name="Standard">doc = Document()</text:p>
      <text:p text:style-name="Standard"/>
      <text:p text:style-name="Standard"># Estilo título principal</text:p>
      <text:p text:style-name="Standard">doc.add_heading('🚀 Ejemplo: Subir un Proyecto a GitHub', level=1)</text:p>
      <text:p text:style-name="Standard"/>
      <text:p text:style-name="Standard"># Lista de pasos con íconos y contenido</text:p>
      <text:p text:style-name="Standard">steps = [</text:p>
      <text:p text:style-name="Standard"><text:s text:c="4"/>("🧱 1. Crear tu proyecto local", '''mkdir mi-proyecto</text:p>
      <text:p text:style-name="Standard">cd mi-proyecto</text:p>
      <text:p text:style-name="Standard">echo "# Mi primer proyecto" &gt; README.md'''),</text:p>
      <text:p text:style-name="Standard"/>
      <text:p text:style-name="Standard"><text:s text:c="4"/>("🧬 2. Inicializar Git en tu carpeta", '''git init</text:p>
      <text:p text:style-name="Standard">git add .</text:p>
      <text:p text:style-name="Standard">git commit -m "Primer commit"'''),</text:p>
      <text:p text:style-name="Standard"/>
      <text:p text:style-name="Standard"><text:s text:c="4"/>("🕸️ 3. Crear el repositorio en GitHub", '''1. Ve a https://github.com</text:p>
      <text:p text:style-name="Standard">2. Haz clic en "New Repository"</text:p>
      <text:p text:style-name="Standard">3. Dale un nombre: mi-proyecto</text:p>
      <text:p text:style-name="Standard">4. No marques opciones como README o .gitignore</text:p>
      <text:p text:style-name="Standard">5. Haz clic en "Create repository"'''),</text:p>
      <text:p text:style-name="Standard"/>
      <text:p text:style-name="Standard"><text:s text:c="4"/>("🔗 4. Conectar tu repositorio local con GitHub", '''git remote add origin https://github.com/tu_usuario/mi-proyecto.git'''),</text:p>
      <text:p text:style-name="Standard"/>
      <text:p text:style-name="Standard"><text:s text:c="4"/>("🚀 5. Subir tu proyecto a GitHub", '''git branch -M main <text:s text:c="8"/># Solo si tu rama se llama master</text:p>
      <text:p text:style-name="Standard">git push -u origin main'''),</text:p>
      <text:p text:style-name="Standard"/>
      <text:p text:style-name="Standard"><text:s text:c="4"/>("✅ Resultado", '''Tu proyecto estará visible en:</text:p>
      <text:p text:style-name="Standard"/>
      <text:p text:style-name="Standard">https://github.com/tu_usuario/mi-proyecto'''),</text:p>
      <text:p text:style-name="Standard"/>
      <text:p text:style-name="Standard"><text:s text:c="4"/>("📌 Opcional: Hacer cambios y subirlos", '''echo "Nueva línea" &gt;&gt; README.md</text:p>
      <text:p text:style-name="Standard">git add README.md</text:p>
      <text:p text:style-name="Standard">git commit -m "Actualicé el README"</text:p>
      <text:p text:style-name="Standard">git push''')</text:p>
      <text:p text:style-name="Standard">]</text:p>
      <text:p text:style-name="Standard"/>
      <text:p text:style-name="Standard"># Agregar cada sección al documento</text:p>
      <text:p text:style-name="Standard">for title, content in steps:</text:p>
      <text:p text:style-name="Standard"><text:s text:c="4"/>doc.add_heading(title, level=2)</text:p>
      <text:p text:style-name="Standard"><text:s text:c="4"/>doc.add_paragraph(content, style='Normal')</text:p>
      <text:p text:style-name="Standard"/>
      <text:p text:style-name="Standard"># Guardar documento</text:p>
      <text:p text:style-name="Standard">output_path = "/mnt/data/ejemplo_subir_proyecto_github.docx"</text:p>
      <text:p text:style-name="Standard">doc.save(output_path)</text:p>
      <text:p text:style-name="Standard">output_pat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17:48:08.990321831</meta:creation-date>
    <meta:print-date>2025-06-05T17:49:25.294458861</meta:print-date>
    <dc:date>2025-06-05T17:52:37.218692047</dc:date>
    <meta:editing-duration>PT4M28S</meta:editing-duration>
    <meta:editing-cycles>1</meta:editing-cycles>
    <meta:document-statistic meta:table-count="0" meta:image-count="0" meta:object-count="0" meta:page-count="1" meta:paragraph-count="37" meta:word-count="199" meta:character-count="1417" meta:non-whitespace-character-count="1211"/>
    <meta:generator>LibreOffice/24.2.7.2$Linux_X86_64 LibreOffice_project/420$Build-2</meta:generator>
  </office:meta>
</office:document-meta>
</file>